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extbody" style:family="paragraph">
      <style:text-properties fo:font-weight="bold" style:font-weight-asian="bold" style:font-weight-complex="bold"/>
    </style:style>
    <style:style style:name="P3" style:parent-style-name="Textbody" style:family="paragraph">
      <style:text-properties fo:font-weight="bold" style:font-weight-asian="bold" style:font-weight-complex="bold"/>
    </style:style>
    <style:style style:name="P4" style:parent-style-name="Textbody" style:family="paragraph">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P6" style:parent-style-name="Textbody" style:family="paragraph">
      <style:text-properties fo:font-weight="bold" style:font-weight-asian="bold" style:font-weight-complex="bold"/>
    </style:style>
    <style:style style:name="P7" style:parent-style-name="Textbody" style:family="paragraph">
      <style:text-properties fo:font-weight="bold" style:font-weight-asian="bold" style:font-weight-complex="bold"/>
    </style:style>
    <style:style style:name="P8" style:parent-style-name="Textbody" style:family="paragraph">
      <style:text-properties fo:font-weight="bold" style:font-weight-asian="bold" style:font-weight-complex="bold"/>
    </style:style>
    <style:style style:name="P9" style:parent-style-name="Textbody" style:family="paragraph">
      <style:text-properties fo:language="en" fo:country="US"/>
    </style:style>
    <style:style style:name="P10" style:parent-style-name="Textbody" style:family="paragraph">
      <style:text-properties fo:language="en" fo:country="US"/>
    </style:style>
  </office:automatic-styles>
  <office:body>
    <office:text text:use-soft-page-breaks="true">
      <text:h text:style-name="P1" text:outline-level="1">Gestión del<text:s/>staging<text:s/>en<text:s/>Git</text:h>
      <text:p text:style-name="Textbody">Descubramos la utilidad del staging area en Git. Aprendamos a usar<text:s/>el staging<text:s/>para realizar un seguimiento de los cambios realizados en un archivo en el directorio de trabajo antes<text:s/>del<text:s/>commit<text:s/>en el directorio de Git.</text:p>
      <text:p text:style-name="Textbody"/>
      <text:p text:style-name="Textbody"/>
      <text:p text:style-name="Textbody">La gestión del staging es probablemente una de las fases más complejas en cuanto a los procedimientos de versionado con Git, el área de escenario representa una especie de entidad intermedia entre el directorio de trabajo y el directorio DVCS; una vez realizadas las operaciones relacionadas con el staging , será posible confirmar los cambios realizados en su proyecto, teniendo en cuenta, sin embargo, que cualquier elemento no staging, es decir, cualquier archivo que se haya creado o modificado sin pasar como un argumento a git add, no puede ser commiteado.</text:p>
      <text:p text:style-name="Textbody"/>
      <text:p text:style-name="P2">Puesta en escena y seguimiento</text:p>
      <text:p text:style-name="Textbody">La modificación de los archivos ya rastreados representa una intervención bastante frecuente en el control de versiones, en este sentido, sin embargo, quedan por aclarar las implicaciones de este proceso en la puesta en escena.</text:p>
      <text:p text:style-name="Textbody"/>
      <text:p text:style-name="P3">Edición de un archivo ya rastreado</text:p>
      <text:p text:style-name="Textbody">En el caso específico, el nuevo elemento está representado por la notificación "Cambiado pero no preparado para commit", básicamente nos encontramos con que tenemos que administrar un archivo en fase de seguimiento completo que ha sufrido un cambio en el directorio de trabajo pero aún no ha sido enviado a la puesta en escena; la entrada en el área de escenario también será posible en este caso mediante el uso de la instrucción git add que, como ahora está claro, no se cuestiona solo para el rastreo y la puesta en escena de archivos adicionales y también le permite trabajar en preexistentes recursos adoptando la misma sintaxis.</text:p>
      <text:p text:style-name="Textbody"/>
      <text:p text:style-name="Textbody">Una vez que haya pasado el nombre del archivo como argumento al comando de preparación, puede realizar una verificación adicional del estado del proyecto que debería confirmar la ausencia de archivos fuera del área de preparación:</text:p>
      <text:p text:style-name="Textbody"/>
      <text:p text:style-name="Textbody">$ git add NOTES</text:p>
      <text:p text:style-name="Textbody">$ git status</text:p>
      <text:p text:style-name="Textbody"/>
      <text:p text:style-name="Textbody"/>
      <text:p text:style-name="Textbody"/>
      <text:soft-page-break/>
      <text:p text:style-name="P4">Puesta en escena y modificaciones adicionales</text:p>
      <text:p text:style-name="Textbody">Como se anticipó, el caso descrito anteriormente está lejos de ser raro, menos frecuente, pero no irrelevante para esto, es la posibilidad que implica realizar más cambios en un archivo que ya ha sufrido un cambio antes de que este último haya sido involucrado en un commit.</text:p>
      <text:p text:style-name="Textbody"/>
      <text:p text:style-name="P5">Comprobación de estado después de un cambio posterior</text:p>
      <text:p text:style-name="Textbody">No es necesario presumir de una larga experiencia en el uso de Git para notar cómo la salida producida por la n-ésima ejecución de git status contiene datos en aparente contradicción entre ellos, de<text:s/>hecho,<text:s/>NOTES resulta ser un archivo tanto "modificado" como "no modificado". al mismo tiempo y, aún más interesante desde el punto de vista del<text:s/>versionado,<text:s/>se indica al mismo tiempo como puesta en escena y no en puesta en escena . ¿Cuáles son las razones de esta inconsistencia?</text:p>
      <text:p text:style-name="Textbody"/>
      <text:p text:style-name="Textbody">Para responder a esta pregunta, es necesario referirse nuevamente a la función que cumple la<text:s/>sentencia<text:s/>git add<text:s/>o, mejor dicho, a sus funciones. El escenario representa una especie de índice de un proyecto antes del cambio al directorio de Git, por git status<text:s/>lo que mostrará el estado de esta área brindando un resultado fiel al generado por la ejecución de la última llamada a git add.</text:p>
      <text:p text:style-name="Textbody"/>
      <text:p text:style-name="Textbody">La implicación más relevante de este comportamiento está representada por el hecho de que sin recurrir a git add la modificación posterior del archivo, no participará en un posible commit porque no está registrado en la etapa, se sigue que solo la versión del archivo anterior a esta intervención. Por lo tanto, está claro que para obtener la sincronización entre su directorio de trabajo y el de Git, será necesario llamar a git add para preparar cada modificación realizada en el archivo en cuestión. En caso de duda, siempre será posible usar para git status y verificar que ningún archivo esté asociado con las palabras "Cambios no preparados para<text:s/>commit".</text:p>
      <text:p text:style-name="Textbody"/>
      <text:p text:style-name="P6">git diff viene como alternativa desde el estado de git</text:p>
      <text:p text:style-name="Textbody">Una de las grandes limitaciones de git status es que te permite identificar los archivos que han sufrido cambios pero no te permite entender qué cambios se le han hecho; Para llenar este vacío, se decidió proporcionar un comando capaz de producir resultados significativamente más detallados git diff:. Un ejemplo sencillo de uso de este último podría ser el representado en la siguiente imagen, donde el ya manipulado varias veces NOTES sufre una nueva intervención.</text:p>
      <text:p text:style-name="Textbody"/>
      <text:p text:style-name="P7">Diferencia de dígitos de salida</text:p>
      <text:p text:style-name="Textbody">El resultado de la llamada de la instrucción muestra en rojo y verde, respectivamente, la modificación anterior que ya está en etapa y la que se acaba de realizar sin la etapa posterior<text:s/>git add; en el caso de que no haya cambios para grabar en el área del escenario, git diff no producirá ninguna salida, ya que no habrá diferencias entre el archivo NOTES contenido en el directorio de trabajo y el del escenario.</text:p>
      <text:p text:style-name="Textbody"/>
      <text:soft-page-break/>
      <text:p text:style-name="Textbody">Aún en el tema de este comando, el usuario debe recordar que git diff no se encarga de mostrar todos los cambios realizados desde el último commit realizado, de hecho, solo le permitirá ver los cambios que aún no están en etapa cuando estén presentes.</text:p>
      <text:p text:style-name="Textbody"/>
      <text:p text:style-name="P8">Aspectos a evitar</text:p>
      <text:p text:style-name="Textbody">Aunque es muy importante para la revisión durante la fase de implementación de un proyecto, el área del escenario se puede omitir y así evitar que un archivo modificado pase por ella. Este recurso se transferirá del directorio de trabajo git commit -m al de Git asociando el argumento a la instrucción antes mencionada -a:</text:p>
      <text:p text:style-name="Textbody"/>
      <text:p text:style-name="P9">$ git commit -a -m 'Bypassing staging'</text:p>
      <text:p text:style-name="P10"/>
      <text:p text:style-name="Textbody">Incluso si un archivo ha sufrido cambios sin una llamada posterior a git add, la opción -a garantizará que una ejecución posterior de git status o git diff no indique la presencia de cambios no registrados en el área del escenari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22T01:02:00Z</meta:creation-date>
    <dc:date>2023-01-25T12:02:00Z</dc:date>
    <meta:template xlink:href="Normal.dotm" xlink:type="simple"/>
    <meta:editing-cycles>3</meta:editing-cycles>
    <meta:editing-duration>PT960S</meta:editing-duration>
    <meta:document-statistic meta:page-count="3" meta:paragraph-count="11" meta:word-count="884" meta:character-count="5737" meta:row-count="40" meta:non-whitespace-character-count="4864"/>
  </office:meta>
</office:document-meta>
</file>